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99cm" loext:contextual-spacing="false" fo:line-height="120%"/>
    </style:style>
    <style:style style:name="P2" style:family="paragraph" style:parent-style-name="Text_20_body" style:list-style-name="WWNum2">
      <style:paragraph-properties fo:margin-top="0cm" fo:margin-bottom="0.199cm" loext:contextual-spacing="false" fo:line-height="120%"/>
    </style:style>
    <style:style style:name="P3" style:family="paragraph" style:parent-style-name="Heading_20_1" style:list-style-name="WWNum1" style:master-page-name="Standard">
      <style:paragraph-properties fo:margin-left="0cm" fo:margin-right="0cm" fo:margin-top="0.423cm" fo:margin-bottom="0.212cm" loext:contextual-spacing="false" fo:text-indent="0cm" style:auto-text-indent="false" style:page-number="auto"/>
      <style:text-properties officeooo:rsid="00190f58" officeooo:paragraph-rsid="00190f58"/>
    </style:style>
    <style:style style:name="P4" style:family="paragraph" style:parent-style-name="Heading_20_4" style:list-style-name="WWNum1">
      <style:paragraph-properties fo:margin-left="0cm" fo:margin-right="0cm" fo:text-indent="0cm" style:auto-text-indent="false"/>
    </style:style>
    <style:style style:name="P5" style:family="paragraph" style:parent-style-name="Heading_20_3" style:list-style-name="WWNum1">
      <style:paragraph-properties fo:margin-left="0cm" fo:margin-right="0cm" fo:text-indent="0cm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98528463625406975" text:style-name="WWNum1">
        <text:list-item>
          <text:h text:style-name="P3" text:outline-level="1">Titre de votre projet</text:h>
          <text:list>
            <text:list-item>
              <text:list>
                <text:list-item>
                  <text:list>
                    <text:list-item>
                      <text:h text:style-name="P4" text:outline-level="4">CALMIP - RAPPORT D'ACTIVITÉ POUR L'ANNÉE 20xx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<text:span text:style-name="T2">Projet :</text:span><text:tab/><text:tab/>Pxxxxx<text:line-break/><text:span text:style-name="T2">Responsable :</text:span><text:tab/>Prénom nom</text:p>
      <text:p text:style-name="Text_20_body">Laboratoire xxxxxxxxxxx – UMRxxx<text:line-break/>Adresse du laboratoire<text:line-break/>Adresse du Laboratoire<text:line-break/>Adresse du laboratoire</text:p>
      <text:list xml:id="list155202526128882" text:continue-numbering="true" text:style-name="WWNum1">
        <text:list-item>
          <text:list>
            <text:list-item>
              <text:list>
                <text:list-item>
                  <text:h text:style-name="P5" text:outline-level="3">1<text:span text:style-name="T3">er</text:span> paragraphe</text:h>
                </text:list-item>
              </text:list>
            </text:list-item>
          </text:list>
        </text:list-item>
      </text:list>
      <text:p text:style-name="Text_20_body">Merci de respecter les consignes suivantes :</text:p>
      <text:list xml:id="list2341727742316944028" text:style-name="WWNum2">
        <text:list-item>
          <text:p text:style-name="P2">Format de fichier = <text:span text:style-name="T2">obligatoirement pdf</text:span></text:p>
        </text:list-item>
        <text:list-item>
          <text:p text:style-name="P2">Nombre de pages = <text:span text:style-name="T2">Pas plus de 5 pages</text:span></text:p>
        </text:list-item>
        <text:list-item>
          <text:p text:style-name="P2">Polices de caractère etc. = respectez le style de ce fichier</text:p>
        </text:list-item>
        <text:list-item>
          <text:p text:style-name="P2">Vous pouvez insérer des figures dans le texte</text:p>
        </text:list-item>
        <text:list-item>
          <text:p text:style-name="P2">Vous pouvez introduire des références bibliographiques en fin de rapport</text:p>
        </text:list-item>
      </text:list>
      <text:list xml:id="list155202641277265" text:continue-list="list155202526128882" text:style-name="WWNum1">
        <text:list-item>
          <text:list>
            <text:list-item>
              <text:list>
                <text:list-item>
                  <text:h text:style-name="P5" text:outline-level="3">2ème paragraphe</text:h>
                </text:list-item>
              </text:list>
            </text:list-item>
          </text:list>
        </text:list-item>
      </text:list>
      <text:p text:style-name="P1">Etc.</text:p>
      <text:list xml:id="list155201968648527" text:continue-numbering="true" text:style-name="WWNum1">
        <text:list-item>
          <text:list>
            <text:list-item>
              <text:list>
                <text:list-item>
                  <text:h text:style-name="P5" text:outline-level="3">Références bibliographiques :</text:h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align="center" style:justify-single-word="false" fo:text-indent="0cm" style:auto-text-indent="false"/>
      <style:text-properties fo:font-variant="small-caps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4:12</meta:creation-date>
    <dc:language>fr-FR</dc:language>
    <dc:date>2017-10-13T15:51:45.832124155</dc:date>
    <meta:editing-cycles>2</meta:editing-cycles>
    <meta:editing-duration>PT2M20S</meta:editing-duration>
    <meta:generator>LibreOffice/5.1.6.2$Linux_X86_64 LibreOffice_project/10m0$Build-2</meta:generator>
    <meta:document-statistic meta:table-count="0" meta:image-count="0" meta:object-count="0" meta:page-count="1" meta:paragraph-count="14" meta:word-count="94" meta:character-count="572" meta:non-whitespace-character-count="495"/>
  </office:meta>
</office:document-meta>
</file>